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Arial3" svg:font-family="Arial" style:font-family-generic="swiss"/>
    <style:font-face style:name="Arial2" svg:font-family="Arial" style:font-family-generic="modern" style:font-pitch="fixed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95df"/>
    </style:style>
    <style:style style:name="P2" style:family="paragraph" style:parent-style-name="Preformatted_20_Text">
      <style:text-properties fo:font-size="45.7000007629395pt" officeooo:paragraph-rsid="000e95df" style:font-size-asian="40pt" style:font-size-complex="45.7000007629395pt"/>
    </style:style>
    <style:style style:name="P3" style:family="paragraph" style:parent-style-name="Standard">
      <style:text-properties officeooo:paragraph-rsid="000e95df"/>
    </style:style>
    <style:style style:name="P4" style:family="paragraph" style:parent-style-name="Standard">
      <loext:graphic-properties draw:fill="solid" draw:fill-color="#f9f9f9"/>
      <style:paragraph-properties fo:margin-left="0cm" fo:margin-right="0cm" fo:margin-top="0cm" fo:margin-bottom="0cm" style:contextual-spacing="false" fo:text-align="start" style:justify-single-word="false" fo:keep-together="always" fo:orphans="2" fo:widows="2" fo:text-indent="0cm" style:auto-text-indent="false" fo:background-color="#f9f9f9" fo:keep-with-next="always"/>
      <style:text-properties officeooo:paragraph-rsid="000e95df"/>
    </style:style>
    <style:style style:name="P5" style:family="paragraph" style:parent-style-name="Standard">
      <loext:graphic-properties draw:fill="solid" draw:fill-color="#f9f9f9"/>
      <style:paragraph-properties fo:margin-left="0cm" fo:margin-right="0cm" fo:margin-top="0cm" fo:margin-bottom="0cm" style:contextual-spacing="false" fo:text-align="start" style:justify-single-word="false" fo:keep-together="always" fo:orphans="2" fo:widows="2" fo:text-indent="0cm" style:auto-text-indent="false" fo:background-color="#f9f9f9" fo:keep-with-next="always"/>
      <style:text-properties fo:font-variant="normal" fo:text-transform="none" fo:color="#000000" loext:opacity="100%" style:font-name="Arial1" fo:font-size="24pt" fo:letter-spacing="normal" fo:font-style="normal" officeooo:paragraph-rsid="000e95df" style:letter-kerning="false" fo:background-color="#f9f9f9" style:font-name-asian="Arial" style:font-size-asian="24pt" style:font-style-asian="normal" style:language-complex="ar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e95df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7.5pt" fo:letter-spacing="normal" fo:font-style="normal" fo:font-weight="normal" officeooo:paragraph-rsid="000e95df" style:font-name-asian="Roboto" style:font-size-asian="7.5pt" style:font-style-asian="normal" style:font-weight-asian="normal" style:font-name-complex="Roboto" style:font-size-complex="7.5pt" style:font-style-complex="normal" style:font-weight-complex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bold" style:font-name-asian="Roboto" style:font-size-asian="10.5pt" style:font-style-asian="normal" style:font-weight-asian="bold" style:font-name-complex="Roboto" style:font-size-complex="10.5pt" style:font-style-complex="normal" style:font-weight-complex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bold" fo:background-color="transparent" style:font-name-asian="Roboto" style:font-size-asian="10.5pt" style:font-style-asian="normal" style:font-weight-asian="bold" style:font-name-complex="Roboto" style:font-size-complex="10.5pt" style:font-style-complex="normal" style:font-weight-complex="bold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bold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e95df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text-line-through-style="none" style:text-line-through-type="none" style:text-underline-style="none" style:text-blinking="false" loext:padding="0cm" loext:border="none"/>
    </style:style>
    <style:style style:name="P15" style:family="paragraph" style:parent-style-name="Standard">
      <style:paragraph-properties fo:margin-left="0cm" fo:margin-right="0cm" fo:margin-top="0cm" fo:margin-bottom="0.635cm" style:contextual-spacing="false" fo:text-align="start" style:justify-single-word="false" fo:keep-together="always" fo:orphans="2" fo:widows="2" fo:text-indent="0cm" style:auto-text-indent="false" fo:keep-with-next="always"/>
      <style:text-properties fo:font-size="48pt" officeooo:paragraph-rsid="000e95df" style:font-size-asian="48pt"/>
    </style:style>
    <style:style style:name="P16" style:family="paragraph" style:parent-style-name="Standard">
      <style:paragraph-properties fo:margin-left="0cm" fo:margin-right="0cm" fo:margin-top="0cm" fo:margin-bottom="0.635cm" style:contextual-spacing="false" fo:text-indent="0cm" style:auto-text-indent="false"/>
      <style:text-properties officeooo:paragraph-rsid="000e95df" loext:padding="0cm" loext:border="none"/>
    </style:style>
    <style:style style:name="P17" style:family="paragraph" style:parent-style-name="Standard">
      <style:paragraph-properties fo:margin-left="0cm" fo:margin-right="0cm" fo:margin-top="0cm" fo:margin-bottom="0.635cm" style:contextual-spacing="false" fo:text-align="start" style:justify-single-word="false" fo:orphans="2" fo:widows="2" fo:text-indent="0cm" style:auto-text-indent="false"/>
      <style:text-properties fo:font-size="48pt" officeooo:paragraph-rsid="000e95df" style:font-size-asian="48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0e95df"/>
    </style:style>
    <style:style style:name="P19" style:family="paragraph" style:parent-style-name="Standard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Roboto" fo:font-size="7.5pt" fo:letter-spacing="normal" fo:font-style="normal" fo:font-weight="normal" officeooo:paragraph-rsid="000e95df" style:font-name-asian="Roboto" style:font-size-asian="7.5pt" style:font-style-asian="normal" style:font-weight-asian="normal" style:font-name-complex="Roboto" style:font-size-complex="7.5pt" style:font-style-complex="normal" style:font-weight-complex="normal" loext:padding="0cm" loext:border="none"/>
    </style:style>
    <style:style style:name="P20" style:family="paragraph" style:parent-style-name="Preformatted_20_Text">
      <style:text-properties fo:font-size="22pt" officeooo:paragraph-rsid="000e95df" style:font-size-asian="22pt" style:font-size-complex="22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bold" fo:background-color="transparent" style:font-name-asian="Roboto" style:font-size-asian="10.5pt" style:font-style-asian="normal" style:font-weight-asian="bold" style:font-name-complex="Roboto" style:font-size-complex="10.5pt" style:font-style-complex="normal" style:font-weight-complex="bold" loext:padding="0cm" loext:border="none"/>
    </style:style>
    <style:style style:name="P22" style:family="paragraph" style:parent-style-name="Standard">
      <loext:graphic-properties draw:fill="solid" draw:fill-color="#f9f9f9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9f9f9"/>
      <style:text-properties fo:font-variant="normal" fo:text-transform="none" fo:color="#000000" loext:opacity="100%" style:font-name="Arial1" fo:font-size="24pt" fo:letter-spacing="normal" fo:font-style="normal" officeooo:paragraph-rsid="000e95df" style:letter-kerning="false" fo:background-color="#f9f9f9" style:font-name-asian="Arial" style:font-size-asian="24pt" style:font-style-asian="normal" style:language-complex="ar" style:country-complex="none"/>
    </style:style>
    <style:style style:name="P23" style:family="paragraph" style:parent-style-name="Standard">
      <loext:graphic-properties draw:fill="solid" draw:fill-color="#f9f9f9"/>
      <style:paragraph-properties fo:margin-left="0cm" fo:margin-right="0cm" fo:margin-top="0cm" fo:margin-bottom="0cm" style:contextual-spacing="false" fo:text-align="start" style:justify-single-word="false" fo:keep-together="always" fo:orphans="2" fo:widows="2" fo:text-indent="0cm" style:auto-text-indent="false" fo:background-color="#f9f9f9" fo:keep-with-next="always"/>
      <style:text-properties fo:font-variant="normal" fo:text-transform="none" fo:color="#000000" loext:opacity="100%" style:font-name="Arial1" fo:font-size="24pt" fo:letter-spacing="normal" fo:font-style="normal" officeooo:paragraph-rsid="000e95df" style:letter-kerning="false" fo:background-color="#f9f9f9" style:font-name-asian="Arial" style:font-size-asian="24pt" style:font-style-asian="normal" style:language-complex="ar" style:country-complex="none"/>
    </style:style>
    <style:style style:name="P24" style:family="paragraph" style:parent-style-name="Standard">
      <style:paragraph-properties fo:margin-left="0cm" fo:margin-right="0cm" fo:margin-top="0cm" fo:margin-bottom="0.635cm" style:contextual-spacing="false" fo:text-align="start" style:justify-single-word="false" fo:orphans="2" fo:widows="2" fo:text-indent="0cm" style:auto-text-indent="false"/>
      <style:text-properties fo:font-size="24pt" officeooo:paragraph-rsid="000e95df" style:font-size-asian="24pt"/>
    </style:style>
    <style:style style:name="P25" style:family="paragraph" style:parent-style-name="Standard">
      <style:paragraph-properties fo:margin-left="0cm" fo:margin-right="0cm" fo:margin-top="0cm" fo:margin-bottom="0.053cm" style:contextual-spacing="false" fo:orphans="2" fo:widows="2" fo:text-indent="0cm" style:auto-text-indent="false"/>
      <style:text-properties style:font-name="Arial2" fo:font-size="22pt" style:font-size-asian="22pt" style:font-size-complex="22pt"/>
    </style:style>
    <style:style style:name="P26" style:family="paragraph" style:parent-style-name="Standard">
      <style:text-properties fo:font-size="22pt" officeooo:paragraph-rsid="000e95df" style:font-size-asian="22pt" style:font-size-complex="22pt"/>
    </style:style>
    <style:style style:name="P27" style:family="paragraph" style:parent-style-name="Standard">
      <style:text-properties fo:font-size="22pt" officeooo:paragraph-rsid="0019f2aa" style:font-size-asian="22pt" style:font-size-complex="22pt"/>
    </style:style>
    <style:style style:name="T1" style:family="text">
      <style:text-properties style:font-name="Arial2"/>
    </style:style>
    <style:style style:name="T2" style:family="text">
      <style:text-properties style:font-name="Arial2" fo:font-size="24pt"/>
    </style:style>
    <style:style style:name="T3" style:family="text">
      <style:text-properties fo:font-variant="normal" fo:text-transform="none" fo:color="#000000" loext:opacity="100%" style:font-name="Arial1" fo:font-size="24pt" fo:letter-spacing="normal" fo:font-style="normal" style:letter-kerning="false" fo:background-color="#f9f9f9" loext:char-shading-value="0" style:font-name-asian="Arial" style:font-size-asian="24pt" style:font-style-asian="normal" style:language-complex="ar" style:country-complex="none"/>
    </style:style>
    <style:style style:name="T4" style:family="text">
      <style:text-properties fo:font-variant="normal" fo:text-transform="none" fo:color="#000000" loext:opacity="100%" style:font-name="Roboto" fo:font-size="10.5pt" fo:letter-spacing="normal" fo:font-style="normal" style:text-underline-style="solid" style:text-underline-width="auto" style:text-underline-color="font-color" fo:font-weight="bold" style:font-name-asian="Roboto" style:font-size-asian="10.5pt" style:font-style-asian="normal" style:font-weight-asian="bold" style:font-name-complex="Roboto" style:font-size-complex="10.5pt" style:font-style-complex="normal" style:font-weight-complex="bold" loext:padding="0cm" loext:border="none"/>
    </style:style>
    <style:style style:name="T5" style:family="text">
      <style:text-properties fo:font-variant="normal" fo:text-transform="none" style:font-name="Arial1" fo:font-size="24pt" fo:letter-spacing="normal" fo:language="en" fo:country="US" fo:font-style="normal" fo:background-color="#f9f9f9" loext:char-shading-value="0" style:font-name-asian="Arial" style:font-size-asian="24pt" style:language-asian="zh" style:country-asian="CN" style:font-style-asian="normal" style:language-complex="ar" style:country-complex="SA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style:text-underline-style="solid" style:text-underline-width="auto" style:text-underline-color="font-color" loext:padding="0cm" loext:border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officeooo:rsid="0019f2aa"/>
    </style:style>
    <style:style style:name="Sect1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趣你的餐饮</text:p>
      <text:p text:style-name="P20">陕西凉皮绝密配方无私分享，秘诀就在这把苦豆子</text:p>
      <text:p text:style-name="P20"/>
      <text:p text:style-name="P20"/>
      <text:p text:style-name="P1"><text:a xlink:type="simple" xlink:href="https://www.ixigua.com/home/16774944467/?source=pgc_author_name&amp;list_entrance=shortvideo" text:style-name="Internet_20_link" text:visited-style-name="Visited_20_Internet_20_Link"><text:span text:style-name="T8">https://www.ixigua.com/home/16774944467/?source=pgc_author_name&amp;list_entrance=shortvideo</text:span></text:a></text:p>
      <text:p text:style-name="P20"/>
      <text:p text:style-name="P20">https://proxypoolss.tk/clash/proxies?c=CN,HK,TW,KR,JP,SG&amp;type=ss,vmess&amp;speed=30</text:p>
      <text:p text:style-name="P27">上面的代码还可以这样调整，把clas<text:span text:style-name="T9">h换成ss或ssr或vmees,或者去掉&amp;type=ss,vmess&amp;speed=30</text:span></text:p>
      <text:p text:style-name="P27"/>
      <text:p text:style-name="P27">10个代理池</text:p>
      <text:p text:style-name="P26"/>
      <text:p text:style-name="P26"/>
      <text:p text:style-name="P26">https://ss.dswang.ga:8443/</text:p>
      <text:p text:style-name="P26"/>
      <text:p text:style-name="P26">https://www.linbaoz.com/</text:p>
      <text:p text:style-name="P26"/>
      <text:p text:style-name="P26">https://proxypoolv2.herokuapp.com/</text:p>
      <text:p text:style-name="P26"/>
      <text:p text:style-name="P26">https://proxypool-guest997.herokuapp.com/</text:p>
      <text:p text:style-name="P26"/>
      <text:p text:style-name="P26"><text:soft-page-break/>https://t.me/s/kxsw_auto?before=9325</text:p>
      <text:p text:style-name="P26"/>
      <text:p text:style-name="P26">https://upan.tk/</text:p>
      <text:p text:style-name="P26"/>
      <text:p text:style-name="P26">https://free.kingfu.cf/</text:p>
      <text:p text:style-name="P26"/>
      <text:p text:style-name="P26">https://hm2019721.ml/</text:p>
      <text:p text:style-name="P26"/>
      <text:p text:style-name="P26">https://free.dswang.ga/</text:p>
      <text:p text:style-name="P26"/>
      <text:p text:style-name="P26">https://proxypoolv2.herokuapp.com/</text:p>
      <text:p text:style-name="P26"/>
      <text:p text:style-name="P26">https://proxypool-guest997.herokuapp.com/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section text:style-name="Sect1" text:name="main">
        <text:section text:style-name="Sect2" text:name="区域1">
          <text:p text:style-name="P25"><text:span text:style-name="T1"/></text:p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Arial3" svg:font-family="Arial" style:font-family-generic="swiss"/>
    <style:font-face style:name="Arial2" svg:font-family="Arial" style:font-family-generic="modern" style:font-pitch="fixed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9:29:59.390000000</meta:creation-date>
    <dc:date>2021-05-11T19:15:01.985000000</dc:date>
    <meta:editing-duration>PT52M7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7" meta:word-count="72" meta:character-count="580" meta:non-whitespace-character-count="580"/>
  </office:meta>
</office:document-meta>
</file>